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Term.getTerm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getAssociated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binarySearchAssociatedDocuments( int target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seekCeilingDocumentInformationIndex( int target , int star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binarySearchAssociatedDocuments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setTermIndex( int ter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seekCeilingDocumentInformationIndex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compare( Object o , Object o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binarySearchAssociatedDocuments( int target , int offset , int leng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nstantiatedTerm.setAssociatedDocuments( InstantiatedTermDocumentInformation [ ] associatedDoc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InstantiatedTerm( String field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getAssociatedDocument( int document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Term.compare( InstantiatedTerm instantiatedTerm , InstantiatedTerm instantiatedTer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.seekCeilingDocumentInformationIndex( int target , int startOffset , int endPos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antiatedTerm.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